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Helvetica" svg:font-family="Helvetica"/>
    <style:font-face style:name="Tahoma1" svg:font-family="Tahoma"/>
    <style:font-face style:name="Times" svg:font-family="Times"/>
    <style:font-face style:name="Arial" svg:font-family="Arial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5mm" table:align="margins"/>
    </style:style>
    <style:style style:name="Table1.A" style:family="table-column">
      <style:table-column-properties style:column-width="43.74mm" style:rel-column-width="16382*"/>
    </style:style>
    <style:style style:name="Table1.D" style:family="table-column">
      <style:table-column-properties style:column-width="43.76mm" style:rel-column-width="16389*"/>
    </style:style>
    <style:style style:name="Table1.A1" style:family="table-cell">
      <style:table-cell-properties fo:padding="0.97mm" fo:border-left="0.02mm solid #e6e6e6" fo:border-right="none" fo:border-top="0.02mm solid #e6e6e6" fo:border-bottom="0.02mm solid #e6e6e6"/>
    </style:style>
    <style:style style:name="Table1.D1" style:family="table-cell">
      <style:table-cell-properties fo:padding="0.97mm" fo:border="0.02mm solid #e6e6e6"/>
    </style:style>
    <style:style style:name="Table1.A2" style:family="table-cell">
      <style:table-cell-properties fo:padding="0.97mm" fo:border-left="0.02mm solid #e6e6e6" fo:border-right="none" fo:border-top="none" fo:border-bottom="0.02mm solid #e6e6e6"/>
    </style:style>
    <style:style style:name="Table1.D2" style:family="table-cell">
      <style:table-cell-properties fo:padding="0.97mm" fo:border-left="0.02mm solid #e6e6e6" fo:border-right="0.02mm solid #e6e6e6" fo:border-top="none" fo:border-bottom="0.02mm solid #e6e6e6"/>
    </style:style>
    <style:style style:name="Table2" style:family="table">
      <style:table-properties style:width="175mm" table:align="margins"/>
    </style:style>
    <style:style style:name="Table2.A" style:family="table-column">
      <style:table-column-properties style:column-width="39.03mm" style:rel-column-width="14618*"/>
    </style:style>
    <style:style style:name="Table2.B" style:family="table-column">
      <style:table-column-properties style:column-width="84.58mm" style:rel-column-width="31674*"/>
    </style:style>
    <style:style style:name="Table2.C" style:family="table-column">
      <style:table-column-properties style:column-width="25.35mm" style:rel-column-width="9492*"/>
    </style:style>
    <style:style style:name="Table2.D" style:family="table-column">
      <style:table-column-properties style:column-width="26.04mm" style:rel-column-width="9751*"/>
    </style:style>
    <style:style style:name="Table2.A1" style:family="table-cell">
      <style:table-cell-properties fo:padding="0.97mm" fo:border-left="none" fo:border-right="none" fo:border-top="none" fo:border-bottom="0.02mm solid #000000"/>
    </style:style>
    <style:style style:name="Table2.A2" style:family="table-cell">
      <style:table-cell-properties fo:padding="0.97mm" fo:border="none"/>
    </style:style>
    <style:style style:name="Table2.A4" style:family="table-cell">
      <style:table-cell-properties fo:padding="0.97mm" fo:border-left="none" fo:border-right="none" fo:border-top="none" fo:border-bottom="0.02mm solid #b3b3b3"/>
    </style:style>
    <style:style style:name="P1" style:family="paragraph" style:parent-style-name="terp_5f_tblheader_5f_Details_5f_Right">
      <style:paragraph-properties fo:text-align="end" style:justify-single-word="false"/>
      <style:text-properties style:use-window-font-color="true" style:font-name="Arial" fo:font-size="10pt" style:font-size-asian="10pt" style:font-size-complex="10pt"/>
    </style:style>
    <style:style style:name="P2" style:family="paragraph" style:parent-style-name="terp_5f_default_5f_9">
      <style:text-properties style:use-window-font-color="true" style:font-name="Arial" fo:font-size="9pt" style:font-size-asian="9pt" style:font-size-complex="9pt"/>
    </style:style>
    <style:style style:name="P3" style:family="paragraph" style:parent-style-name="terp_5f_default_5f_9">
      <style:text-properties style:use-window-font-color="true" style:font-name="Arial" fo:font-size="10pt" style:font-size-asian="10pt" style:font-size-complex="10pt"/>
    </style:style>
    <style:style style:name="P4" style:family="paragraph" style:parent-style-name="terp_5f_default_5f_Bold_5f_9">
      <style:paragraph-properties fo:text-align="start" style:justify-single-word="false"/>
      <style:text-properties style:use-window-font-color="true" style:font-name="Arial" fo:font-size="10pt" style:font-name-asian="AR PL ShanHeiSun Uni" style:font-size-asian="10pt" style:font-name-complex="Tahoma" style:font-size-complex="10pt"/>
    </style:style>
    <style:style style:name="P5" style:family="paragraph" style:parent-style-name="terp_5f_default_5f_Bold_5f_9">
      <style:paragraph-properties fo:margin-left="-2.03mm" fo:margin-right="0.51mm" fo:text-align="start" style:justify-single-word="false" fo:text-indent="0mm" style:auto-text-indent="false"/>
      <style:text-properties style:use-window-font-color="true" style:font-name="Arial" fo:font-size="10pt" style:font-name-asian="AR PL ShanHeiSun Uni" style:font-size-asian="10pt" style:font-name-complex="Tahoma" style:font-size-complex="10pt"/>
    </style:style>
    <style:style style:name="P6" style:family="paragraph" style:parent-style-name="terp_5f_header">
      <style:text-properties style:use-window-font-color="true" style:font-name="Arial" fo:font-size="13pt" style:font-size-asian="13pt" style:font-size-complex="13pt"/>
    </style:style>
    <style:style style:name="P7" style:family="paragraph" style:parent-style-name="terp_5f_header">
      <style:text-properties style:use-window-font-color="true" style:font-name="Arial" fo:font-size="10pt" style:font-size-asian="10pt" style:font-size-complex="10pt"/>
    </style:style>
    <style:style style:name="P8" style:family="paragraph" style:parent-style-name="terp_5f_default_5f_8">
      <style:text-properties style:use-window-font-color="true" style:font-name="Arial" fo:font-size="10pt" style:font-size-asian="10pt" style:font-size-complex="10pt"/>
    </style:style>
    <style:style style:name="P9" style:family="paragraph" style:parent-style-name="terp_5f_default_5f_8">
      <style:text-properties style:use-window-font-color="true" style:font-name="Arial" fo:font-size="11pt" style:font-size-asian="11pt" style:font-size-complex="11pt"/>
    </style:style>
    <style:style style:name="P10" style:family="paragraph" style:parent-style-name="terp_5f_tblheader_5f_Details">
      <style:text-properties style:use-window-font-color="true" style:font-name="Arial" fo:font-size="10pt" style:font-size-asian="10pt" style:font-size-complex="10pt"/>
    </style:style>
    <style:style style:name="P11" style:family="paragraph" style:parent-style-name="terp_5f_tblheader_5f_Details_5f_Centre">
      <style:paragraph-properties fo:text-align="center" style:justify-single-word="false"/>
      <style:text-properties style:use-window-font-color="true" style:font-name="Arial" fo:font-size="10pt" style:font-size-asian="10pt" style:font-size-complex="10pt"/>
    </style:style>
    <style:style style:name="P12" style:family="paragraph" style:parent-style-name="terp_5f_tblheader_5f_General_5f_Centre">
      <style:text-properties style:use-window-font-color="true" style:font-name="Arial" fo:font-size="9pt" style:font-size-asian="9pt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style:font-name="Arial" fo:font-size="9pt" style:font-name-asian="AR PL ShanHeiSun Uni" style:font-size-asian="9pt" style:font-name-complex="Tahoma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style:font-name="Arial" fo:font-size="10pt" style:font-name-asian="AR PL ShanHeiSun Uni" style:font-size-asian="10pt" style:font-name-complex="Tahoma" style:font-size-complex="10pt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font-name="Arial" fo:font-size="10pt" style:font-name-asian="AR PL ShanHeiSun Uni" style:font-size-asian="10pt" style:font-name-complex="Tahoma" style:font-size-complex="10pt"/>
    </style:style>
    <style:style style:name="P16" style:family="paragraph" style:parent-style-name="Table_20_Contents">
      <style:paragraph-properties fo:text-align="end" style:justify-single-word="false"/>
      <style:text-properties style:use-window-font-color="true" style:font-name="Arial" fo:font-size="10pt" style:font-name-asian="AR PL ShanHeiSun Uni" style:font-size-asian="10pt" style:font-name-complex="Tahoma" style:font-size-complex="10pt"/>
    </style:style>
    <style:style style:name="P17" style:family="paragraph" style:parent-style-name="terp_5f_default_5f_8" style:master-page-name="First_20_Page">
      <style:paragraph-properties style:page-number="auto"/>
      <style:text-properties style:use-window-font-color="true" style:font-name="Ari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placeholder text:placeholder-type="text">&lt;setLang(o.partner_id.lang)&gt;</text:placeholder></text:p>
      <text:p text:style-name="P8"/>
      <text:p text:style-name="P8"><text:text-input text:description="&lt;o.address_id.company_ext&gt;">o.address_id.company_ext</text:text-input></text:p>
      <text:p text:style-name="P8"><text:text-input text:description="&lt;o.address_id.department_company_ext&gt;">o.address_id.department_company_ext</text:text-input> </text:p>
      <text:p text:style-name="P8"><text:text-input text:description="&lt;if test=&quot;o.address_id.title&quot;&gt;">&lt;if test="o.address_id.title"&gt;</text:text-input><text:text-input text:description="&lt;o.address_id.title.name&gt;">o.address_id.title.name</text:text-input><text:text-input text:description="&lt;/if&gt;">&lt;/if&gt;</text:text-input> <text:text-input text:description="&lt;o.address_id.prename&gt;">o.address_id.prename</text:text-input> <text:text-input text:description="&lt;o.address_id.name&gt;">o.address_id.name</text:text-input></text:p>
      <text:p text:style-name="P8"><text:text-input text:description="&lt;o.address_id.street&gt;">o.address_id.street</text:text-input><text:text-input text:description="&lt;if test=&quot;o.address_id.street2&quot;&gt;">&lt;if test="o.address_id.street2"&gt;</text:text-input><text:line-break/><text:text-input text:description="&lt;o.address_id.street2&gt;">&lt;o.address_id.street2&gt;</text:text-input><text:text-input text:description="&lt;/if&gt;">&lt;/if&gt;</text:text-input></text:p>
      <text:p text:style-name="P8"><text:text-input text:description="&lt;o.address_id.zip&gt;">o.address_id.zip</text:text-input> <text:text-input text:description="&lt;o.address_id.city&gt;">&lt;o.address_id.city&gt;</text:text-input></text:p>
      <text:p text:style-name="P8"/>
      <text:p text:style-name="P8"/>
      <text:p text:style-name="P8"/>
      <text:p text:style-name="P9"/>
      <text:p text:style-name="P6"><text:text-input text:description="&lt;_(&quot;Packing List:&quot;)&gt;">Packing List:</text:text-input> <text:text-input text:description="&lt;o.name&gt;">picking.name</text:text-input></text:p>
      <text:p text:style-name="P7"/>
      <text:p text:style-name="P7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2"><text:text-input text:description="&lt;_(&quot;Order(Origin)&quot;)&gt;">&lt;_("Order(Origin)")&gt;</text:text-input></text:p>
          </table:table-cell>
          <table:table-cell table:style-name="Table1.A1" office:value-type="string">
            <text:p text:style-name="P12"><text:text-input text:description="&lt;_(&quot;Recipient&quot;)&gt;">Recipient</text:text-input></text:p>
          </table:table-cell>
          <table:table-cell table:style-name="Table1.A1" office:value-type="string">
            <text:p text:style-name="P12"><text:text-input text:description="&lt;_(&quot;Date Done&quot;)&gt;">Date Done</text:text-input></text:p>
          </table:table-cell>
          <table:table-cell table:style-name="Table1.D1" office:value-type="string">
            <text:p text:style-name="P12"><text:text-input text:description="&lt;_(&quot;Prepared by:&quot;)&gt;">Prepared by:</text:text-input></text:p>
          </table:table-cell>
        </table:table-row>
        <table:table-row>
          <table:table-cell table:style-name="Table1.A2" office:value-type="string">
            <text:p text:style-name="P13"><text:text-input text:description="&lt;o.client_order_ref&gt;">picking.client_order_ref</text:text-input></text:p>
          </table:table-cell>
          <table:table-cell table:style-name="Table1.A2" office:value-type="string">
            <text:p text:style-name="P13"><text:s/><text:text-input text:description="&lt;if test=&quot;o.address_id.title&quot;&gt;">&lt;if test="o.address_id.title"&gt;</text:text-input><text:text-input text:description="&lt;o.address_id.title.name&gt;">o.address_id.title.name</text:text-input><text:text-input text:description="&lt;/if&gt;">&lt;/if&gt;</text:text-input> <text:text-input text:description="&lt;o.address_id.name&gt;">o.address_id.name</text:text-input></text:p>
          </table:table-cell>
          <table:table-cell table:style-name="Table1.A2" office:value-type="string">
            <text:p text:style-name="P13"><text:text-input text:description="&lt;if test=&quot;o.date_done&quot;&gt;">&lt;if test="picking.date"&gt;</text:text-input><text:text-input text:description="&lt;formatLang(o.date_done,date=True)&gt;">&lt;picking.date_done&gt;</text:text-input><text:text-input text:description="&lt;/if&gt;">&lt;/if&gt;</text:text-input></text:p>
          </table:table-cell>
          <table:table-cell table:style-name="Table1.D2" office:value-type="string">
            <text:p text:style-name="P13"><text:text-input text:description="&lt;o.write_uid.name or o.create_uid.name&gt;">picking.write_uid.name or picking.create_uid.name&gt;</text:text-input></text:p>
          </table:table-cell>
        </table:table-row>
      </table:table>
      <text:p text:style-name="P7"/>
      <text:p text:style-name="P7"/>
      <text:p text:style-name="P2"><text:text-input text:description="&lt;if test=&quot;o.notice&quot;&gt;">&lt;if test="o.notice"&gt;</text:text-input><text:text-input text:description="&lt;o.notice&gt;">&lt;o.notice&gt;</text:text-input> <text:text-input text:description="&lt;/if&gt;">&lt;/if&gt;</text:text-input></text:p>
      <text:p text:style-name="P3"/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0"><text:text-input text:description="&lt;_(&quot;Manufacturer&quot;)&gt;">Manufacturer</text:text-input></text:p>
          </table:table-cell>
          <table:table-cell table:style-name="Table2.A1" office:value-type="string">
            <text:p text:style-name="P10"><text:text-input text:description="&lt;_(&quot;Description&quot;)&gt;">Description</text:text-input></text:p>
          </table:table-cell>
          <table:table-cell table:style-name="Table2.A1" office:value-type="string">
            <text:p text:style-name="P11"><text:text-input text:description="&lt;_(&quot;Lot&quot;)&gt;">Lot</text:text-input></text:p>
          </table:table-cell>
          <table:table-cell table:style-name="Table2.A1" office:value-type="string">
            <text:p text:style-name="P1"><text:text-input text:description="&lt;_(&quot;Quantity&quot;)&gt;">Quantity</text:text-input></text:p>
          </table:table-cell>
        </table:table-row>
        <table:table-row>
          <table:table-cell table:style-name="Table2.A2" office:value-type="string">
            <text:p text:style-name="P15"><text:text-input text:description="&lt;for each=&quot;move_lines in o.move_lines&quot;&gt;">&lt;for each="move_lines in picking.move_lines"&gt;</text:text-input></text:p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</table:table-row>
        <table:table-row>
          <table:table-cell table:style-name="Table2.A2" office:value-type="string">
            <text:p text:style-name="P15"><text:text-input text:description="&lt;if test=&quot;move_lines.state == 'confirmed' or move_lines.state=='done' or move_lines.state=='assigned'&quot;&gt;">&lt;if test="move_lines.state == 'confirmed' or move_lines.state=='done' or move_lines.state=='assigned')"&gt;</text:text-input></text:p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</table:table-row>
        <table:table-row>
          <table:table-cell table:style-name="Table2.A4" office:value-type="string">
            <text:p text:style-name="P15"><text:text-input text:description="&lt;move_lines.product_id.seller_id.name&gt;">move_lines.product_id.seller_id.name</text:text-input></text:p>
          </table:table-cell>
          <table:table-cell table:style-name="Table2.A4" office:value-type="string">
            <text:p text:style-name="P15">[ <text:text-input text:description="&lt;move_lines.product_id.default_code&gt;">move_lines.product_id.default_code</text:text-input> ] <text:s/><text:text-input text:description="&lt;move_lines.product_id.name&gt;">move_lines.product_id.name</text:text-input> <text:text-input text:description="&lt;move_lines.product_id.variants&gt;">move_lines.product_id.variants</text:text-input></text:p>
          </table:table-cell>
          <table:table-cell table:style-name="Table2.A4" office:value-type="string">
            <text:p text:style-name="P14"><text:text-input text:description="&lt;move_lines.prodlot_id.name&gt;">move_lines.prodlot_id.name</text:text-input></text:p>
          </table:table-cell>
          <table:table-cell table:style-name="Table2.A4" office:value-type="string">
            <text:p text:style-name="P16"><text:text-input text:description="&lt;formatLang(move_lines.product_qty, digits=0)&gt;">formatLang(move_lines.product_qty, digits=0)</text:text-input> <text:text-input text:description="&lt;move_lines.product_uom.name&gt;">move_lines.product_uom.name</text:text-input></text:p>
          </table:table-cell>
        </table:table-row>
        <table:table-row>
          <table:table-cell table:style-name="Table2.A2" office:value-type="string">
            <text:p text:style-name="P15"><text:text-input text:description="&lt;/if&gt;">&lt;/if&gt;</text:text-input></text:p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</table:table-row>
        <table:table-row>
          <table:table-cell table:style-name="Table2.A2" office:value-type="string">
            <text:p text:style-name="P15"><text:text-input text:description="&lt;/for&gt;">&lt;/for&gt;</text:text-input></text:p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</table:table-row>
        <table:table-row>
          <table:table-cell table:style-name="Table2.A2" office:value-type="string">
            <text:p text:style-name="P15"><text:text-input text:description="&lt;if test=&quot;[line for line in o.move_lines if (line.state == 'draft'  or line.state=='waiting' )]&quot;&gt;">&lt;if test="[line for line in o.move_lines if (line.state == 'draft'  or line.state=='waiting' )]"&gt;</text:text-input></text:p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</table:table-row>
        <table:table-row>
          <table:table-cell table:style-name="Table2.A2" table:number-columns-spanned="4" office:value-type="string">
            <text:p text:style-name="P5"><text:text-input text:description="&lt;_(&quot;Non Assigned Products:&quot;)&gt;">Non Assigned Products:</text:text-input>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15"><text:text-input text:description="&lt;for each=&quot;move_lines in [line for line in o.move_lines if (line.state == 'draft' or line.state=='waiting')]&quot;&gt;">&lt;for each="move_lines in [line for line in o.move_lines if (line.state == 'draft' or line.state=='waiting')]"&gt;</text:text-input></text:p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</table:table-row>
        <text:soft-page-break/>
        <table:table-row>
          <table:table-cell table:style-name="Table2.A4" office:value-type="string">
            <text:p text:style-name="P15"><text:text-input text:description="&lt;move_lines.product_id.seller_id.name&gt;">move_lines.product_id.seller_id.name</text:text-input></text:p>
          </table:table-cell>
          <table:table-cell table:style-name="Table2.A4" office:value-type="string">
            <text:p text:style-name="P15">[ <text:text-input text:description="&lt;move_lines.product_id.default_code&gt;">move_lines.product_id.default_code</text:text-input> ] <text:text-input text:description="&lt;move_lines.product_id.name&gt;">move_lines.product_id.name</text:text-input> <text:text-input text:description="&lt;move_lines.product_id.variants&gt;">move_lines.product_id.variants</text:text-input></text:p>
          </table:table-cell>
          <table:table-cell table:style-name="Table2.A4" office:value-type="string">
            <text:p text:style-name="P14"><text:text-input text:description="&lt;move_lines.prodlot_id.name&gt;">move_lines.prodlot_id.name</text:text-input></text:p>
          </table:table-cell>
          <table:table-cell table:style-name="Table2.A4" office:value-type="string">
            <text:p text:style-name="P16"><text:text-input text:description="&lt;formatLang(move_lines.product_qty, digits=0)&gt;">formatLang(move_lines.product_qty, digits=0)</text:text-input> <text:text-input text:description="&lt;move_lines.product_uom.name&gt;">move_lines.product_uom.name</text:text-input></text:p>
          </table:table-cell>
        </table:table-row>
        <table:table-row>
          <table:table-cell table:style-name="Table2.A2" office:value-type="string">
            <text:p text:style-name="P15"><text:text-input text:description="&lt;/for&gt;">&lt;/for&gt;</text:text-input></text:p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</table:table-row>
        <table:table-row>
          <table:table-cell table:style-name="Table2.A2" office:value-type="string">
            <text:p text:style-name="P4"><text:text-input text:description="&lt;/if&gt;">&lt;/if&gt;</text:text-input></text:p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3"><text:text-input text:description="&lt;_(&quot;Subject to our terms and conditions we reserve all proprietary rights until full payment of our deliveries.&quot;)&gt;">Subject to our terms and conditions we reserve all proprietary rights until full payment of our deliveries.</text:text-input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Helvetica" svg:font-family="Helvetica"/>
    <style:font-face style:name="Tahoma1" svg:font-family="Tahoma"/>
    <style:font-face style:name="Times" svg:font-family="Times"/>
    <style:font-face style:name="Arial" svg:font-family="Arial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3mm" draw:shadow-offset-y="3mm" draw:start-line-spacing-horizontal="2.83mm" draw:start-line-spacing-vertical="2.83mm" draw:end-line-spacing-horizontal="2.83mm" draw:end-line-spacing-vertical="2.83m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Helvetica" fo:font-size="12pt" fo:language="en" fo:country="US" style:letter-kerning="true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Helvetica" fo:font-size="14pt" style:font-name-asian="AR PL ShanHeiSun Un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register-true="true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terp_5f_header" style:display-name="terp_header" style:family="paragraph" style:parent-style-name="Heading" style:class="text">
      <style:paragraph-properties fo:margin-top="0mm" fo:margin-bottom="0mm"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header_5f_Centre" style:display-name="terp_header_Centre" style:family="paragraph" style:parent-style-name="terp_5f_header">
      <style:paragraph-properties fo:text-align="center" style:justify-single-word="false"/>
    </style:style>
    <style:style style:name="terp_5f_default_5f_8" style:display-name="terp_default_8" style:family="paragraph" style:parent-style-name="terp_5f_header">
      <style:paragraph-properties fo:margin-top="0mm" fo:margin-bottom="0mm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0mm" fo:margin-bottom="0mm" style:page-number="auto"/>
      <style:text-properties fo:font-size="9pt" style:font-size-asian="14.5pt" style:font-size-complex="14.5pt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  <style:text-properties style:font-size-asian="14.5pt" style:font-size-complex="14.5pt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tblheader_5f_General" style:display-name="terp_tblheader_General" style:family="paragraph" style:parent-style-name="terp_5f_header" style:class="text">
      <style:paragraph-properties fo:margin-top="2.12mm" fo:margin-bottom="2.12mm"/>
      <style:text-properties fo:font-size="8pt" style:font-size-asian="14.5pt" style:font-size-complex="14.5pt"/>
    </style:style>
    <style:style style:name="terp_5f_tblheader_5f_General_5f_Centre" style:display-name="terp_tblheader_General_Centre" style:family="paragraph" style:parent-style-name="terp_5f_tblheader_5f_General">
      <style:paragraph-properties fo:margin-top="0mm" fo:margin-bottom="0mm" fo:text-align="center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fo:padding="0mm" fo:border="none" text:number-lines="false" text:line-number="0" style:join-border="false"/>
      <style:text-properties fo:font-size="6pt" style:font-size-asian="6pt" style:font-size-complex="6pt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erp_5f_tblheader_5f_General_5f_Right" style:display-name="terp_tblheader_General_Right" style:family="paragraph" style:parent-style-name="terp_5f_tblheader_5f_General_5f_Centre">
      <style:paragraph-properties fo:text-align="end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header_5f_Right" style:display-name="terp_header_Right" style:family="paragraph" style:parent-style-name="terp_5f_header" style:master-page-name="">
      <style:paragraph-properties style:page-number="auto"/>
      <style:text-properties fo:font-size="14.5pt" style:font-size-asian="14.5pt" style:font-size-complex="14.5pt"/>
    </style:style>
    <style:style style:name="terp_5f_default_5f_address" style:display-name="terp_default_address" style:family="paragraph" style:parent-style-name="terp_5f_default_5f_8" style:master-page-name="">
      <style:paragraph-properties style:page-number="auto"/>
      <style:text-properties fo:font-size="10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terp_5f_default_5f_Right_5f_9" style:display-name="terp_default_Right_9" style:family="paragraph" style:parent-style-name="terp_5f_default_5f_Right_5f_8" style:master-page-name="">
      <style:paragraph-properties style:page-number="auto" style:shadow="none"/>
      <style:text-properties fo:font-size="9pt"/>
    </style:style>
    <style:style style:name="terp_5f_default_5f_2" style:display-name="terp_default_2" style:family="paragraph" style:parent-style-name="terp_5f_default_5f_9" style:master-page-name="">
      <style:paragraph-properties style:page-number="auto"/>
      <style:text-properties fo:font-size="2pt"/>
    </style:style>
    <style:style style:name="terp_5f_default_5f_5cm_5f_Above_5f_Space" style:display-name="terp_default_5cm_Above_Space" style:family="paragraph" style:parent-style-name="terp_5f_default_5f_8">
      <style:paragraph-properties fo:margin-top="1.99mm" fo:margin-bottom="0mm"/>
    </style:style>
    <style:style style:name="terp_5f_default_5f_1cm_5f_above_5f_space" style:display-name="terp_default_1cm_above_space" style:family="paragraph" style:parent-style-name="terp_5f_default_5f_5cm_5f_Above_5f_Space" style:master-page-name="">
      <style:paragraph-properties fo:margin-top="1.01mm" fo:margin-bottom="0mm" style:page-number="auto" fo:background-color="transparent" style:shadow="none">
        <style:tab-stops/>
        <style:background-image/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6mm" fo:page-height="296.93mm" style:num-format="1" style:print-orientation="portrait" fo:margin-top="20mm" fo:margin-bottom="20mm" fo:margin-left="15.24mm" fo:margin-right="15.24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9.99mm" fo:page-height="296.99mm" style:num-format="1" style:print-orientation="portrait" fo:margin-top="20mm" fo:margin-bottom="20mm" fo:margin-left="20mm" fo:margin-right="20mm" style:writing-mode="lr-tb" style:footnote-max-height="0m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0.06mm" fo:page-height="296.93mm" style:num-format="1" style:print-orientation="portrait" fo:margin-top="20mm" fo:margin-bottom="20mm" fo:margin-left="17.53mm" fo:margin-right="17.53mm" style:shadow="none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Linux OpenOffice.org_project/340m1$Build-9590</meta:generator>
    <meta:initial-creator>Vinay Rana</meta:initial-creator>
    <meta:creation-date>2008-08-26T11:04:38</meta:creation-date>
    <dc:date>2014-02-06T11:53:50</dc:date>
    <meta:editing-cycles>593</meta:editing-cycles>
    <meta:editing-duration>P2DT13H30M36S</meta:editing-duration>
    <meta:document-statistic meta:table-count="2" meta:image-count="0" meta:object-count="0" meta:page-count="2" meta:paragraph-count="38" meta:word-count="120" meta:character-count="1613"/>
    <meta:user-defined meta:name="Info 1">http://localhost:8069</meta:user-defined>
    <meta:user-defined meta:name="Info 2">admin</meta:user-defined>
    <meta:user-defined meta:name="Info 3">301</meta:user-defined>
    <meta:user-defined meta:name="Info 4">stock.picking</meta:user-defined>
  </office:meta>
</office:document-meta>
</file>